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8pt" style:font-size-asian="8pt" style:font-size-complex="8pt"/>
    </style:style>
    <style:style style:name="P2" style:family="paragraph" style:parent-style-name="Standard">
      <style:text-properties style:font-name="Courier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text-properties fo:color="#008000" style:font-name="Courier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text-properties fo:color="#808080" style:font-name="Courier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8000"/>
    </style:style>
    <style:style style:name="T3" style:family="text">
      <style:text-properties fo:color="#0080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808080"/>
    </style:style>
    <style:style style:name="T5" style:family="text">
      <style:text-properties fo:color="#808080" style:font-name="Courier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color="#800000"/>
    </style:style>
    <style:style style:name="T7" style:family="text">
      <style:text-properties fo:color="#800000"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w Data</text:p>
      <text:p text:style-name="P1">name <text:s text:c="36"/>date_in <text:s text:c="11"/></text:p>
      <text:p text:style-name="P1"><text:s/>---------------------------------------- -------------------</text:p>
      <text:p text:style-name="P1"><text:s/>Received <text:s text:c="32"/>Dec 11 2008 <text:s/>2:07PM</text:p>
      <text:p text:style-name="P1"><text:s/>RT-PCR <text:s text:c="34"/>Jan 16 2009 <text:s/>1:00PM</text:p>
      <text:p text:style-name="P1"><text:s/>Sequencing <text:s text:c="30"/>Jan 21 2009 <text:s/>4:38PM</text:p>
      <text:p text:style-name="P1"><text:s/>RT-PCR <text:s text:c="34"/>Jan 21 2009 <text:s/>5:23PM</text:p>
      <text:p text:style-name="P1"><text:s/>RT-PCR <text:s text:c="34"/>Mar <text:s/>4 2009 <text:s/>7:29AM</text:p>
      <text:p text:style-name="P1"><text:s/>Sequencing <text:s text:c="30"/>Mar <text:s/>4 2009 <text:s/>7:32AM</text:p>
      <text:p text:style-name="P1"><text:s/>Assembly <text:s text:c="32"/>Mar <text:s/>4 2009 10:46AM</text:p>
      <text:p text:style-name="P1"><text:s/>Sequencing <text:s text:c="30"/>Mar <text:s/>4 2009 10:46AM</text:p>
      <text:p text:style-name="P1"><text:s/>Sequencing <text:s text:c="30"/>Mar <text:s/>4 2009 10:46AM</text:p>
      <text:p text:style-name="P1"><text:s/>Initial Manual Edit <text:s text:c="21"/>Mar <text:s/>6 2009 <text:s/>8:05AM</text:p>
      <text:p text:style-name="P1"><text:s/>Edit BS <text:s text:c="33"/>Mar <text:s/>6 2009 <text:s/>8:43AM</text:p>
      <text:p text:style-name="P1"><text:s/>Closure BS <text:s text:c="30"/>Mar 10 2009 <text:s/>3:13PM</text:p>
      <text:p text:style-name="P1"><text:s/>Closure BS <text:s text:c="30"/>Mar 25 2009 <text:s/>8:36AM</text:p>
      <text:p text:style-name="P1"><text:s/>Closure BS <text:s text:c="30"/>Mar 25 2009 <text:s/>8:41AM</text:p>
      <text:p text:style-name="P1"><text:s/>Validation <text:s text:c="30"/>Mar 30 2009 11:27AM</text:p>
      <text:p text:style-name="P1"><text:s/>Validation <text:s text:c="30"/>Apr <text:s/>1 2009 10:11AM</text:p>
      <text:p text:style-name="P1"><text:s/>Pending <text:s text:c="33"/>Apr <text:s/>3 2009 10:00AM</text:p>
      <text:p text:style-name="P1"><text:s/>Submission <text:s text:c="30"/>May 18 2009 10:08AM</text:p>
      <text:p text:style-name="P1"><text:s/>Submitted to Genbank <text:s text:c="20"/>May 18 2009 11:01AM</text:p>
      <text:p text:style-name="P1"><text:s/>Published <text:s text:c="31"/>May 28 2009 <text:s/>3:44PM</text:p>
      <text:p text:style-name="P1"></text:p>
      <text:p text:style-name="P1">ctm_task_id <text:s text:c="42"/>date_in <text:s text:c="11"/></text:p>
      <text:p text:style-name="P1"><text:s/>----------- -------------------- -------------------- -------------------</text:p>
      <text:p text:style-name="P1"><text:s text:c="7"/>34316 RT-PCR <text:s text:c="14"/>Assigned <text:s text:c="12"/>Mar 10 2009 <text:s/>3:09PM</text:p>
      <text:p text:style-name="P1"><text:s text:c="7"/>34316 RT-PCR <text:s text:c="14"/>In Progress <text:s text:c="9"/>Mar 11 2009 <text:s/>2:01PM</text:p>
      <text:p text:style-name="P1"><text:s text:c="7"/>34316 RT-PCR <text:s text:c="14"/>Complete <text:s text:c="12"/>Mar 25 2009 <text:s/>8:38AM</text:p>
      <text:p text:style-name="P1"><text:s text:c="7"/>34317 RT-PCR <text:s text:c="14"/>Assigned <text:s text:c="12"/>Mar 10 2009 <text:s/>3:09PM</text:p>
      <text:p text:style-name="P1"><text:s text:c="7"/>34317 RT-PCR <text:s text:c="14"/>In Progress <text:s text:c="9"/>Mar 11 2009 <text:s/>2:01PM</text:p>
      <text:p text:style-name="P1"><text:s text:c="7"/>34317 RT-PCR <text:s text:c="14"/>Complete <text:s text:c="12"/>Mar 25 2009 <text:s/>8:38AM</text:p>
      <text:p text:style-name="P1"><text:s text:c="7"/>34318 RT-PCR <text:s text:c="14"/>Assigned <text:s text:c="12"/>Mar 10 2009 <text:s/>3:10PM</text:p>
      <text:p text:style-name="P1"><text:s text:c="7"/>34318 RT-PCR <text:s text:c="14"/>In Progress <text:s text:c="9"/>Mar 11 2009 <text:s/>2:01PM</text:p>
      <text:p text:style-name="P1"><text:s text:c="7"/>34318 RT-PCR <text:s text:c="14"/>Complete <text:s text:c="12"/>Mar 25 2009 <text:s/>8:38AM</text:p>
      <text:p text:style-name="P1"><text:s text:c="7"/>34319 RT-PCR <text:s text:c="14"/>Assigned <text:s text:c="12"/>Mar 10 2009 <text:s/>3:10PM</text:p>
      <text:p text:style-name="P1"><text:s text:c="7"/>34319 RT-PCR <text:s text:c="14"/>In Progress <text:s text:c="9"/>Mar 11 2009 <text:s/>2:01PM</text:p>
      <text:p text:style-name="P1"><text:s text:c="7"/>34319 RT-PCR <text:s text:c="14"/>Complete <text:s text:c="12"/>Mar 25 2009 <text:s/>8:38AM</text:p>
      <text:p text:style-name="P1"><text:s text:c="7"/>34320 RT-PCR <text:s text:c="14"/>Assigned <text:s text:c="12"/>Mar 10 2009 <text:s/>3:10PM</text:p>
      <text:p text:style-name="P1"><text:s text:c="7"/>34320 RT-PCR <text:s text:c="14"/>In Progress <text:s text:c="9"/>Mar 11 2009 <text:s/>2:01PM</text:p>
      <text:p text:style-name="P1"><text:s text:c="7"/>34320 RT-PCR <text:s text:c="14"/>Complete <text:s text:c="12"/>Mar 25 2009 <text:s/>8:38AM</text:p>
      <text:p text:style-name="P1"><text:s text:c="7"/>34321 RT-PCR <text:s text:c="14"/>Assigned <text:s text:c="12"/>Mar 10 2009 <text:s/>3:10PM</text:p>
      <text:p text:style-name="P1"><text:s text:c="7"/>34321 RT-PCR <text:s text:c="14"/>In Progress <text:s text:c="9"/>Mar 11 2009 <text:s/>2:01PM</text:p>
      <text:p text:style-name="P1"><text:s text:c="7"/>34321 RT-PCR <text:s text:c="14"/>Complete <text:s text:c="12"/>Mar 25 2009 <text:s/>8:38AM</text:p>
      <text:p text:style-name="P1"><text:s text:c="7"/>34322 RT-PCR <text:s text:c="14"/>Assigned <text:s text:c="12"/>Mar 10 2009 <text:s/>3:10PM</text:p>
      <text:p text:style-name="P1"><text:s text:c="7"/>34322 RT-PCR <text:s text:c="14"/>In Progress <text:s text:c="9"/>Mar 11 2009 <text:s/>2:01PM</text:p>
      <text:p text:style-name="P1"><text:s text:c="7"/>34322 RT-PCR <text:s text:c="14"/>Complete <text:s text:c="12"/>Mar 25 2009 <text:s/>8:38AM</text:p>
      <text:p text:style-name="P1"><text:s text:c="7"/>34323 RT-PCR <text:s text:c="14"/>Assigned <text:s text:c="12"/>Mar 10 2009 <text:s/>3:11PM</text:p>
      <text:p text:style-name="P1"><text:s text:c="7"/>34323 RT-PCR <text:s text:c="14"/>In Progress <text:s text:c="9"/>Mar 11 2009 <text:s/>2:01PM</text:p>
      <text:p text:style-name="P1"><text:s text:c="7"/>34323 RT-PCR <text:s text:c="14"/>Complete <text:s text:c="12"/>Mar 25 2009 <text:s/>8:38AM</text:p>
      <text:p text:style-name="P1"><text:s text:c="7"/>34324 RT-PCR <text:s text:c="14"/>Assigned <text:s text:c="12"/>Mar 10 2009 <text:s/>3:11PM</text:p>
      <text:p text:style-name="P1"><text:s text:c="7"/>34324 RT-PCR <text:s text:c="14"/>In Progress <text:s text:c="9"/>Mar 11 2009 <text:s/>2:01PM</text:p>
      <text:p text:style-name="P1"><text:s text:c="7"/>34324 RT-PCR <text:s text:c="14"/>Complete <text:s text:c="12"/>Mar 25 2009 <text:s/>8:38AM</text:p>
      <text:p text:style-name="P1"><text:s text:c="7"/>34325 RT-PCR <text:s text:c="14"/>Assigned <text:s text:c="12"/>Mar 10 2009 <text:s/>3:11PM</text:p>
      <text:p text:style-name="P1"><text:s text:c="7"/>34325 RT-PCR <text:s text:c="14"/>In Progress <text:s text:c="9"/>Mar 11 2009 <text:s/>2:01PM</text:p>
      <text:p text:style-name="P1"><text:s text:c="7"/>34325 RT-PCR <text:s text:c="14"/>Complete <text:s text:c="12"/>Mar 25 2009 <text:s/>8:38AM</text:p>
      <text:p text:style-name="P1"><text:s text:c="7"/>34326 RT-PCR <text:s text:c="14"/>Assigned <text:s text:c="12"/>Mar 10 2009 <text:s/>3:11PM</text:p>
      <text:p text:style-name="P1"><text:s text:c="7"/>34326 RT-PCR <text:s text:c="14"/>In Progress <text:s text:c="9"/>Mar 11 2009 <text:s/>2:01PM</text:p>
      <text:p text:style-name="P1"><text:s text:c="7"/>34326 RT-PCR <text:s text:c="14"/>Complete <text:s text:c="12"/>Mar 25 2009 <text:s/>8:38AM</text:p>
      <text:p text:style-name="P1"><text:s text:c="7"/>34327 RT-PCR <text:s text:c="14"/>Assigned <text:s text:c="12"/>Mar 10 2009 <text:s/>3:12PM</text:p>
      <text:p text:style-name="P1"><text:s text:c="7"/>34327 RT-PCR <text:s text:c="14"/>In Progress <text:s text:c="9"/>Mar 11 2009 <text:s/>2:01PM</text:p>
      <text:p text:style-name="P1"><text:s text:c="7"/>34327 RT-PCR <text:s text:c="14"/>Complete <text:s text:c="12"/>Mar 25 2009 <text:s/>8:38AM</text:p>
      <text:p text:style-name="P1"><text:s text:c="7"/>34328 RT-PCR <text:s text:c="14"/>Assigned <text:s text:c="12"/>Mar 10 2009 <text:s/>3:12PM</text:p>
      <text:p text:style-name="P1"><text:s text:c="7"/>34328 RT-PCR <text:s text:c="14"/>In Progress <text:s text:c="9"/>Mar 11 2009 <text:s/>2:01PM</text:p>
      <text:p text:style-name="P1"><text:s text:c="7"/>34328 RT-PCR <text:s text:c="14"/>Complete <text:s text:c="12"/>Mar 25 2009 <text:s/>8:38AM</text:p>
      <text:p text:style-name="P1"><text:s text:c="7"/>34329 RT-PCR <text:s text:c="14"/>Assigned <text:s text:c="12"/>Mar 10 2009 <text:s/>3:12PM</text:p>
      <text:p text:style-name="P1"><text:s text:c="7"/>34329 RT-PCR <text:s text:c="14"/>In Progress <text:s text:c="9"/>Mar 11 2009 <text:s/>2:01PM</text:p>
      <text:p text:style-name="P1"><text:s text:c="7"/>34329 RT-PCR <text:s text:c="14"/>Complete <text:s text:c="12"/>Mar 25 2009 <text:s/>8:38AM</text:p>
      <text:p text:style-name="P1"><text:s text:c="7"/>34330 RT-PCR <text:s text:c="14"/>Assigned <text:s text:c="12"/>Mar 10 2009 <text:s/>3:12PM</text:p>
      <text:p text:style-name="P1"><text:s text:c="7"/>34330 RT-PCR <text:s text:c="14"/>In Progress <text:s text:c="9"/>Mar 11 2009 <text:s/>2:01PM</text:p>
      <text:p text:style-name="P1"><text:s text:c="7"/>34330 RT-PCR <text:s text:c="14"/>Complete <text:s text:c="12"/>Mar 25 2009 <text:s/>8:38AM</text:p>
      <text:p text:style-name="P1"><text:s text:c="7"/>34331 RT-PCR <text:s text:c="14"/>Assigned <text:s text:c="12"/>Mar 10 2009 <text:s/>3:12PM</text:p>
      <text:p text:style-name="P1"><text:s text:c="7"/>34331 RT-PCR <text:s text:c="14"/>In Progress <text:s text:c="9"/>Mar 11 2009 <text:s/>2:01PM</text:p>
      <text:p text:style-name="P1"><text:s text:c="7"/>34331 RT-PCR <text:s text:c="14"/>Complete <text:s text:c="12"/>Mar 25 2009 <text:s/>8:38AM</text:p>
      <text:p text:style-name="P5">Step 1. Collapse non-state change events</text:p>
      <text:p text:style-name="Standard"/>
      <text:p text:style-name="P1">name <text:s text:c="36"/>date_in <text:s text:c="11"/></text:p>
      <text:p text:style-name="P1"><text:s/>---------------------------------------- -------------------</text:p>
      <text:p text:style-name="P1"><text:s/>Received <text:s text:c="32"/>Dec 11 2008 <text:s/>2:07PM</text:p>
      <text:p text:style-name="P1"><text:s/>RT-PCR <text:s text:c="34"/>Jan 16 2009 <text:s/>1:00PM</text:p>
      <text:p text:style-name="P1"><text:s/>Sequencing <text:s text:c="30"/>Jan 21 2009 <text:s/>4:38PM</text:p>
      <text:p text:style-name="P1"><text:s/>RT-PCR <text:s text:c="34"/>Jan 21 2009 <text:s/>5:23PM</text:p>
      <text:p text:style-name="P3"><text:s/>+ comment <text:tab/><text:tab/>Mar <text:s/>4 2009 <text:s/>7:29AM</text:p>
      <text:p text:style-name="P1"><text:s/>Sequencing <text:s text:c="30"/>Mar <text:s/>4 2009 <text:s/>7:32AM</text:p>
      <text:p text:style-name="P1"><text:s/>Assembly <text:s text:c="32"/>Mar <text:s/>4 2009 10:46AM</text:p>
      <text:p text:style-name="P1"><text:s/>Sequencing <text:s text:c="30"/>Mar <text:s/>4 2009 10:46AM</text:p>
      <text:p text:style-name="P3"><text:s/>+ comment <text:tab/><text:tab/>Mar <text:s/>4 2009 10:46AM</text:p>
      <text:p text:style-name="P1"><text:s/>Initial Manual Edit <text:s text:c="21"/>Mar <text:s/>6 2009 <text:s/>8:05AM</text:p>
      <text:p text:style-name="P1"><text:s/>Edit BS <text:s text:c="33"/>Mar <text:s/>6 2009 <text:s/>8:43AM</text:p>
      <text:p text:style-name="P1"><text:s/>Closure BS <text:s text:c="30"/>Mar 10 2009 <text:s/>3:13PM</text:p>
      <text:p text:style-name="P3"><text:s/>+ comment<text:tab/><text:tab/>Mar 25 2009 <text:s/>8:36AM</text:p>
      <text:p text:style-name="P3"><text:s/>+ comment <text:tab/><text:tab/>Mar 25 2009 <text:s/>8:41AM</text:p>
      <text:p text:style-name="P1"><text:s/>Validation <text:s text:c="30"/>Mar 30 2009 11:27AM</text:p>
      <text:p text:style-name="P3"><text:s/>+ comment<text:tab/><text:tab/>Apr <text:s/>1 2009 10:11AM</text:p>
      <text:p text:style-name="P1"><text:s/>Pending <text:s text:c="33"/>Apr <text:s/>3 2009 10:00AM</text:p>
      <text:p text:style-name="P1"><text:s/>Submission <text:s text:c="30"/>May 18 2009 10:08AM</text:p>
      <text:p text:style-name="P1"><text:s/>Submitted to Genbank <text:s text:c="20"/>May 18 2009 11:01AM</text:p>
      <text:p text:style-name="P1"><text:s/>Published <text:s text:c="31"/>May 28 2009 <text:s/>3:44PM</text:p>
      <text:p text:style-name="P1"/>
      <text:p text:style-name="Standard">Step 2. Convert CTM State -&gt; JIRA State events</text:p>
      <text:p text:style-name="Standard"/>
      <text:p text:style-name="P2">name <text:s text:c="36"/>date_in <text:s text:c="11"/></text:p>
      <text:p text:style-name="P2"><text:s/>---------------------------------------- -------------------</text:p>
      <text:p text:style-name="P3"><text:s/>Received Sample <text:s text:c="25"/>Dec 11 2008 <text:s/>2:07PM</text:p>
      <text:p text:style-name="P2"><text:s/>RT-PCR <text:s text:c="34"/>Jan 16 2009 <text:s/>1:00PM</text:p>
      <text:p text:style-name="P2"><text:s/>Sequencing <text:s text:c="30"/>Jan 21 2009 <text:s/>4:38PM</text:p>
      <text:p text:style-name="P2"><text:s/>RT-PCR <text:s text:c="34"/>Jan 21 2009 <text:s/>5:23PM</text:p>
      <text:p text:style-name="P4"><text:s/>+ comment <text:tab/><text:tab/>Mar <text:s/>4 2009 <text:s/>7:29AM</text:p>
      <text:p text:style-name="P2"><text:s/>Sequencing <text:s text:c="30"/>Mar <text:s/>4 2009 <text:s/>7:32AM</text:p>
      <text:p text:style-name="P3"><text:s/>Assemble <text:s text:c="32"/>Mar <text:s/>4 2009 10:46AM</text:p>
      <text:p text:style-name="P2"><text:s/>Sequencing <text:s text:c="30"/>Mar <text:s/>4 2009 10:46AM</text:p>
      <text:p text:style-name="P4"><text:s/>+ comment <text:tab/><text:tab/>Mar <text:s/>4 2009 10:46AM</text:p>
      <text:p text:style-name="P2"><text:s/>Initial Manual Edit <text:s text:c="21"/>Mar <text:s/>6 2009 <text:s/>8:05AM</text:p>
      <text:p text:style-name="P2"><text:s/>Edit BS <text:s text:c="33"/>Mar <text:s/>6 2009 <text:s/>8:43AM</text:p>
      <text:p text:style-name="P3"><text:s/>Closure <text:s text:c="33"/>Mar 10 2009 <text:s/>3:13PM</text:p>
      <text:p text:style-name="P4"><text:s/>+ comment<text:tab/><text:tab/>Mar 25 2009 <text:s/>8:36AM</text:p>
      <text:p text:style-name="P4"><text:s/>+ comment <text:tab/><text:tab/>Mar 25 2009 <text:s/>8:41AM</text:p>
      <text:p text:style-name="P3"><text:s/>Validate <text:s text:c="32"/>Mar 30 2009 11:27AM</text:p>
      <text:p text:style-name="P4"><text:s/>+ comment<text:tab/><text:tab/>Apr <text:s/>1 2009 10:11AM</text:p>
      <text:p text:style-name="P3"><text:s/>Collaborator Review <text:s text:c="21"/>Apr <text:s/>3 2009 10:00AM</text:p>
      <text:p text:style-name="P3"><text:s/>Deliver Data <text:s text:c="28"/>May 18 2009 10:08AM</text:p>
      <text:p text:style-name="P3"><text:s/>Submitted to Genbank <text:s text:c="20"/>May 18 2009 11:01AM</text:p>
      <text:p text:style-name="P3"><text:s/>Sample Published <text:s text:c="24"/>May 28 2009 <text:s/>3:44PM</text:p>
      <text:p text:style-name="P3"/>
      <text:p text:style-name="Standard"/>
      <text:p text:style-name="P5">Step 3. Convert CTM State -&gt; JIRA Sub-Tasks</text:p>
      <text:p text:style-name="Standard"/>
      <text:p text:style-name="P4"><text:s/>Received Sample <text:s text:c="25"/>Dec 11 2008 <text:s/>2:07PM</text:p>
      <text:p text:style-name="P3"><text:s/>Task: <text:s text:c="2"/>NEW, RT-PCR <text:s text:c="21"/>Jan 16 2009 <text:s/>1:00PM</text:p>
      <text:p text:style-name="P3"><text:s/>Task: <text:s text:c="2"/>NEW, Sequencing <text:s text:c="17"/>Jan 21 2009 <text:s/>4:38PM</text:p>
      <text:p text:style-name="P3"><text:s/>Task: <text:s text:c="2"/>NEW, RT-PCR <text:s text:c="21"/>Jan 21 2009 <text:s/>5:23PM</text:p>
      <text:p text:style-name="P4"><text:s text:c="10"/>+ comment <text:s text:c="22"/>Mar <text:s/>4 2009 <text:s/>7:29AM</text:p>
      <text:p text:style-name="P3"><text:s/>Task: <text:s text:c="2"/>NEW, Sequencing <text:s text:c="17"/>Mar <text:s/>4 2009 <text:s/>7:32AM</text:p>
      <text:p text:style-name="P4"><text:s/>Assemble <text:s text:c="32"/>Mar <text:s/>4 2009 10:46AM</text:p>
      <text:p text:style-name="P3"><text:s/>Task: <text:s text:c="2"/>NEW, Sequencing <text:s text:c="17"/>Mar <text:s/>4 2009 10:46AM</text:p>
      <text:p text:style-name="P4"><text:s text:c="10"/>+ comment <text:s text:c="22"/>Mar <text:s/>4 2009 10:46AM</text:p>
      <text:p text:style-name="P3"><text:s/>Task: <text:s text:c="2"/>NEW, Manual Edit <text:s text:c="16"/>Mar <text:s/>6 2009 <text:s/>8:05AM</text:p>
      <text:p text:style-name="P3"><text:s/>Task: <text:s text:c="2"/>NEW, Manual Edit <text:s text:c="16"/>Mar <text:s/>6 2009 <text:s/>8:43AM</text:p>
      <text:p text:style-name="P4"><text:s/>Closure <text:s text:c="33"/>Mar 10 2009 <text:s/>3:13PM</text:p>
      <text:p text:style-name="P4"><text:s/>+ comment<text:tab/><text:tab/>Mar 25 2009 <text:s/>8:36AM</text:p>
      <text:p text:style-name="P4"><text:s/>+ comment <text:tab/><text:tab/>Mar 25 2009 <text:s/>8:41AM</text:p>
      <text:p text:style-name="P4"><text:s/>Validate <text:s text:c="32"/>Mar 30 2009 11:27AM</text:p>
      <text:p text:style-name="P4"><text:s/>+ comment<text:tab/><text:tab/>Apr <text:s/>1 2009 10:11AM</text:p>
      <text:p text:style-name="P4"><text:s/>Collaborator Review <text:s text:c="21"/>Apr <text:s/>3 2009 10:00AM</text:p>
      <text:p text:style-name="P4"><text:s/>Deliver Data <text:s text:c="28"/>May 18 2009 10:08AM</text:p>
      <text:p text:style-name="P4"><text:s/>Submitted to Genbank <text:s text:c="20"/>May 18 2009 11:01AM</text:p>
      <text:p text:style-name="P4"><text:s/>Sample Published <text:s text:c="24"/>May 28 2009 <text:s/>3:44PM</text:p>
      <text:p text:style-name="P4"/>
      <text:p text:style-name="Standard"/>
      <text:p text:style-name="Standard">Step 4. Convert CTM Tasks -&gt; JIRA Sub-Tasks</text:p>
      <text:p text:style-name="P4"/>
      <text:p text:style-name="P4"><text:s/>Received Sample <text:s text:c="25"/>Dec 11 2008 <text:s/>2:07PM</text:p>
      <text:p text:style-name="P4"><text:s/>Task: <text:s text:c="2"/>NEW, RT-PCR <text:s text:c="21"/>Jan 16 2009 <text:s/>1:00PM</text:p>
      <text:p text:style-name="P4"><text:s/>Task: <text:s text:c="2"/>NEW, Sequencing <text:s text:c="17"/>Jan 21 2009 <text:s/>4:38PM</text:p>
      <text:p text:style-name="P4"><text:s/>Task: <text:s text:c="2"/>NEW, RT-PCR <text:s text:c="21"/>Jan 21 2009 <text:s/>5:23PM</text:p>
      <text:p text:style-name="P4"><text:s text:c="10"/>+ comment <text:s text:c="22"/>Mar <text:s/>4 2009 <text:s/>7:29AM</text:p>
      <text:p text:style-name="P4"><text:s/>Task: <text:s text:c="2"/>NEW, Sequencing <text:s text:c="17"/>Mar <text:s/>4 2009 <text:s/>7:32AM</text:p>
      <text:p text:style-name="P4"><text:s/>Assemble <text:s text:c="32"/>Mar <text:s/>4 2009 10:46AM</text:p>
      <text:p text:style-name="P4"><text:s/>Task: <text:s text:c="2"/>NEW, Sequencing <text:s text:c="17"/>Mar <text:s/>4 2009 10:46AM</text:p>
      <text:p text:style-name="P4"><text:s text:c="10"/>+ comment <text:s text:c="22"/>Mar <text:s/>4 2009 10:46AM</text:p>
      <text:p text:style-name="P4"><text:s/>Task: <text:s text:c="2"/>NEW, Manual Edit <text:s text:c="16"/>Mar <text:s/>6 2009 <text:s/>8:05AM</text:p>
      <text:p text:style-name="P4"><text:s/>Task: <text:s text:c="2"/>NEW, Manual Edit <text:s text:c="16"/>Mar <text:s/>6 2009 <text:s/>8:43AM</text:p>
      <text:p text:style-name="P3"><text:s/>Task: 34316, RT-PCR <text:s text:c="21"/>Mar 10 2009 <text:s/>3:09PM</text:p>
      <text:p text:style-name="P3"><text:s text:c="10"/>+ state changes</text:p>
      <text:p text:style-name="P3"><text:s/>Task: 34317, RT-PCR <text:s text:c="21"/>Mar 10 2009 <text:s/>3:09PM</text:p>
      <text:p text:style-name="P3"><text:s text:c="10"/>+ state changes</text:p>
      <text:p text:style-name="P3"><text:s/>Task: 34318, RT-PCR <text:s text:c="21"/>Mar 10 2009 <text:s/>3:10PM</text:p>
      <text:p text:style-name="P3"><text:s text:c="10"/>+ state changes</text:p>
      <text:p text:style-name="P3">...</text:p>
      <text:p text:style-name="P3"><text:s/>Task: 34331, RT-PCR <text:s text:c="21"/>Mar 10 2009 <text:s/>3:12PM</text:p>
      <text:p text:style-name="P3"><text:s text:c="10"/>+ state changes</text:p>
      <text:p text:style-name="P4"><text:s/>Closure <text:s text:c="33"/>Mar 10 2009 <text:s/>3:13PM</text:p>
      <text:p text:style-name="P4"><text:s/>+ comment<text:tab/><text:tab/>Mar 25 2009 <text:s/>8:36AM</text:p>
      <text:p text:style-name="P4"><text:s/>+ comment <text:tab/><text:tab/>Mar 25 2009 <text:s/>8:41AM</text:p>
      <text:p text:style-name="P4"><text:s/>Validate <text:s text:c="32"/>Mar 30 2009 11:27AM</text:p>
      <text:p text:style-name="P4"><text:s/>+ comment<text:tab/><text:tab/>Apr <text:s/>1 2009 10:11AM</text:p>
      <text:p text:style-name="P4"><text:s/>Collaborator Review <text:s text:c="21"/>Apr <text:s/>3 2009 10:00AM</text:p>
      <text:p text:style-name="P4"><text:s/>Deliver Data <text:s text:c="28"/>May 18 2009 10:08AM</text:p>
      <text:p text:style-name="P4"><text:s/>Submitted to Genbank <text:s text:c="20"/>May 18 2009 11:01AM</text:p>
      <text:p text:style-name="P4"><text:s/>Sample Published <text:s text:c="24"/>May 28 2009 <text:s/>3:44PM</text:p>
      <text:p text:style-name="P4"/>
      <text:p text:style-name="P5">Step 5. Add JIRA State changes for Sub-Task creation</text:p>
      <text:p text:style-name="P4"/>
      <text:p text:style-name="P4"><text:s/>Received Sample <text:s text:c="25"/>Dec 11 2008 <text:s/>2:07PM</text:p>
      <text:p text:style-name="P3"><text:s/>Lab Processing <text:s text:c="26"/>Jan 16 2009 <text:s/>1:00PM</text:p>
      <text:p text:style-name="P4"><text:s/>Task: <text:s text:c="2"/>NEW, RT-PCR <text:s text:c="21"/>Jan 16 2009 <text:s/>1:00PM</text:p>
      <text:p text:style-name="P4"><text:s/>Task: <text:s text:c="2"/>NEW, Sequencing <text:s text:c="17"/>Jan 21 2009 <text:s/>4:38PM</text:p>
      <text:p text:style-name="P4"><text:s/>Task: <text:s text:c="2"/>NEW, RT-PCR <text:s text:c="21"/>Jan 21 2009 <text:s/>5:23PM</text:p>
      <text:p text:style-name="P4"><text:s text:c="10"/>+ comment <text:s text:c="22"/>Mar <text:s/>4 2009 <text:s/>7:29AM</text:p>
      <text:p text:style-name="P4"><text:s/>Task: <text:s text:c="2"/>NEW, Sequencing <text:s text:c="17"/>Mar <text:s/>4 2009 <text:s/>7:32AM</text:p>
      <text:p text:style-name="P4"><text:s/>Assemble <text:s text:c="32"/>Mar <text:s/>4 2009 10:46AM</text:p>
      <text:p text:style-name="P3"><text:s/>Lab Processing <text:s text:c="26"/>Jan 16 2009 <text:s/>1:00PM<text:tab/><text:span text:style-name="T7">This should probably be Closure</text:span></text:p>
      <text:p text:style-name="P4"><text:s/>Task: <text:s text:c="2"/>NEW, Sequencing <text:s text:c="17"/>Mar <text:s/>4 2009 10:46AM</text:p>
      <text:p text:style-name="P4"><text:s text:c="10"/>+ comment <text:s text:c="22"/>Mar <text:s/>4 2009 10:46AM</text:p>
      <text:p text:style-name="P3"><text:s/>Closure <text:s text:c="33"/>Mar <text:s/>6 2009 <text:s/>8:05AM</text:p>
      <text:p text:style-name="P4"><text:s/>Task: <text:s text:c="2"/>NEW, Manual Edit <text:s text:c="16"/>Mar <text:s/>6 2009 <text:s/>8:05AM</text:p>
      <text:p text:style-name="P4"><text:s/>Task: <text:s text:c="2"/>NEW, Manual Edit <text:s text:c="16"/>Mar <text:s/>6 2009 <text:s/>8:43AM</text:p>
      <text:p text:style-name="P4"><text:s/>Task: 34316, RT-PCR <text:s text:c="21"/>Mar 10 2009 <text:s/>3:09PM</text:p>
      <text:p text:style-name="P4"><text:s text:c="10"/>+ state changes</text:p>
      <text:p text:style-name="P4"><text:s/>Task: 34317, RT-PCR <text:s text:c="21"/>Mar 10 2009 <text:s/>3:09PM</text:p>
      <text:p text:style-name="P4"><text:s text:c="10"/>+ state changes</text:p>
      <text:p text:style-name="P4"><text:s/>Task: 34318, RT-PCR <text:s text:c="21"/>Mar 10 2009 <text:s/>3:10PM</text:p>
      <text:p text:style-name="P4"><text:s text:c="10"/>+ state changes</text:p>
      <text:p text:style-name="P4">...</text:p>
      <text:p text:style-name="P4"><text:s/>Task: 34331, RT-PCR <text:s text:c="21"/>Mar 10 2009 <text:s/>3:12PM</text:p>
      <text:p text:style-name="P4"><text:s text:c="10"/>+ state changes</text:p>
      <text:p text:style-name="P4"><text:s/>Closure <text:s text:c="33"/>Mar 10 2009 <text:s/>3:13PM<text:tab/><text:span text:style-name="T6">No-longer a state change</text:span></text:p>
      <text:p text:style-name="P4"><text:s/>+ comment<text:tab/><text:tab/>Mar 25 2009 <text:s/>8:36AM</text:p>
      <text:p text:style-name="P4"><text:s/>+ comment <text:tab/><text:tab/>Mar 25 2009 <text:s/>8:41AM</text:p>
      <text:p text:style-name="P4"><text:s/>Validate <text:s text:c="32"/>Mar 30 2009 11:27AM</text:p>
      <text:p text:style-name="P4"><text:s/>+ comment<text:tab/><text:tab/>Apr <text:s/>1 2009 10:11AM</text:p>
      <text:p text:style-name="P4"><text:s/>Collaborator Review <text:s text:c="21"/>Apr <text:s/>3 2009 10:00AM</text:p>
      <text:p text:style-name="P4"><text:s/>Deliver Data <text:s text:c="28"/>May 18 2009 10:08AM</text:p>
      <text:p text:style-name="P4"><text:s/>Submitted to Genbank <text:s text:c="20"/>May 18 2009 11:01AM</text:p>
      <text:p text:style-name="P4"><text:s/>Sample Published <text:s text:c="24"/>May 28 2009 <text:s/>3:44PM</text:p>
      <text:p text:style-name="P4"/>
      <text:p text:style-name="Standard">Two problems have been introduced:</text:p>
      <text:p text:style-name="Standard"/>
      <text:p text:style-name="Standard">Some of the tasks can occur in either Lab Processing or Closure.</text:p>
      <text:p text:style-name="Standard">New consecutive entries of the same state can be introduced.</text:p>
      <text:p text:style-name="Standard"/>
      <text:p text:style-name="Standard">PLAN</text:p>
      <text:p text:style-name="Standard">Re-order the steps, leave collapsing into comments until the end</text:p>
      <text:p text:style-name="Standard">Add a State marker for the Tasks that could be either Lab Processing or Closure and then as a second to last step attempt to pick which to use to minimize state changes. Output a warning if it isn't possible to decide which it should b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2-10-02T11:41:04</meta:creation-date>
    <meta:document-statistic meta:table-count="0" meta:image-count="0" meta:object-count="0" meta:page-count="4" meta:paragraph-count="210" meta:word-count="1318" meta:character-count="12638"/>
    <dc:date>2012-10-05T12:47:51</dc:date>
    <dc:creator>Peter Edworthy</dc:creator>
    <meta:editing-duration>PT72H19M23S</meta:editing-duration>
    <meta:editing-cycles>1</meta:editing-cycles>
    <meta:generator>OpenOffice.org/3.1$Unix OpenOffice.org_project/310m19$Build-9420</meta:generator>
  </office:meta>
</office:document-meta>
</file>